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039" officeooo:paragraph-rsid="001ceecc"/>
    </style:style>
    <style:style style:name="P2" style:family="paragraph" style:parent-style-name="Standard">
      <style:text-properties officeooo:rsid="001e9a9e" officeooo:paragraph-rsid="001e9a9e"/>
    </style:style>
    <style:style style:name="P3" style:family="paragraph" style:parent-style-name="Standard">
      <style:text-properties officeooo:rsid="002afda1" officeooo:paragraph-rsid="002afda1"/>
    </style:style>
    <style:style style:name="P4" style:family="paragraph" style:parent-style-name="Standard" style:list-style-name="L1">
      <style:text-properties officeooo:rsid="002afda1" officeooo:paragraph-rsid="002afda1"/>
    </style:style>
    <style:style style:name="P5" style:family="paragraph" style:parent-style-name="Standard" style:list-style-name="L2">
      <style:text-properties officeooo:rsid="001e9a9e" officeooo:paragraph-rsid="001e9a9e"/>
    </style:style>
    <style:style style:name="P6" style:family="paragraph" style:parent-style-name="Standard" style:list-style-name="L2">
      <style:text-properties officeooo:rsid="0024a1a8" officeooo:paragraph-rsid="0024a1a8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officeooo:rsid="0028210a" officeooo:paragraph-rsid="0028210a"/>
    </style:style>
    <style:style style:name="P8" style:family="paragraph" style:parent-style-name="Standard" style:list-style-name="L2">
      <style:text-properties officeooo:rsid="00265251" officeooo:paragraph-rsid="00265251"/>
    </style:style>
    <style:style style:name="P9" style:family="paragraph" style:parent-style-name="Standard" style:list-style-name="L2">
      <style:text-properties officeooo:rsid="002b5f65" officeooo:paragraph-rsid="002b5f65"/>
    </style:style>
    <style:style style:name="P10" style:family="paragraph" style:parent-style-name="Standard" style:list-style-name="L2">
      <style:text-properties officeooo:rsid="002cd7b8" officeooo:paragraph-rsid="002cd7b8"/>
    </style:style>
    <style:style style:name="P11" style:family="paragraph" style:parent-style-name="Standard" style:list-style-name="L2">
      <style:text-properties officeooo:rsid="002db3ad" officeooo:paragraph-rsid="002db3ad"/>
    </style:style>
    <style:style style:name="P12" style:family="paragraph" style:parent-style-name="Standard" style:list-style-name="L2">
      <style:text-properties officeooo:rsid="002ff307" officeooo:paragraph-rsid="002ff307"/>
    </style:style>
    <style:style style:name="P13" style:family="paragraph" style:parent-style-name="Standard" style:list-style-name="L2">
      <style:text-properties officeooo:rsid="003015d4" officeooo:paragraph-rsid="003015d4"/>
    </style:style>
    <style:style style:name="P14" style:family="paragraph" style:parent-style-name="Standard" style:list-style-name="L2">
      <style:text-properties officeooo:rsid="003226aa" officeooo:paragraph-rsid="003226aa"/>
    </style:style>
    <style:style style:name="P15" style:family="paragraph" style:parent-style-name="Standard" style:list-style-name="L2">
      <style:text-properties officeooo:rsid="003342dd" officeooo:paragraph-rsid="003342dd"/>
    </style:style>
    <style:style style:name="P16" style:family="paragraph" style:parent-style-name="Standard" style:list-style-name="L2">
      <style:text-properties officeooo:rsid="0034d539" officeooo:paragraph-rsid="0034d539"/>
    </style:style>
    <style:style style:name="P17" style:family="paragraph" style:parent-style-name="Standard" style:list-style-name="L2">
      <style:text-properties officeooo:rsid="0036f969" officeooo:paragraph-rsid="0036f969"/>
    </style:style>
    <style:style style:name="P18" style:family="paragraph" style:parent-style-name="Standard" style:list-style-name="L2">
      <style:text-properties officeooo:rsid="003a4194" officeooo:paragraph-rsid="003a4194"/>
    </style:style>
    <style:style style:name="P19" style:family="paragraph" style:parent-style-name="Standard" style:list-style-name="L2">
      <style:text-properties officeooo:rsid="003bfc2c" officeooo:paragraph-rsid="003bfc2c"/>
    </style:style>
    <style:style style:name="P20" style:family="paragraph" style:parent-style-name="Standard" style:list-style-name="L2">
      <style:text-properties officeooo:rsid="003fe2a3" officeooo:paragraph-rsid="003fe2a3"/>
    </style:style>
    <style:style style:name="P21" style:family="paragraph" style:parent-style-name="Standard" style:list-style-name="L2">
      <style:text-properties officeooo:rsid="00400f0e" officeooo:paragraph-rsid="00400f0e"/>
    </style:style>
    <style:style style:name="P22" style:family="paragraph" style:parent-style-name="Standard" style:list-style-name="L2">
      <style:text-properties officeooo:rsid="0041c563" officeooo:paragraph-rsid="0041c563"/>
    </style:style>
    <style:style style:name="P23" style:family="paragraph" style:parent-style-name="Standard" style:list-style-name="L2">
      <style:text-properties officeooo:rsid="0041d2fd" officeooo:paragraph-rsid="0041d2fd"/>
    </style:style>
    <style:style style:name="P24" style:family="paragraph" style:parent-style-name="Standard" style:list-style-name="L2">
      <style:text-properties officeooo:rsid="00451798" officeooo:paragraph-rsid="00451798"/>
    </style:style>
    <style:style style:name="P25" style:family="paragraph" style:parent-style-name="Standard" style:list-style-name="L2">
      <style:text-properties officeooo:rsid="0045ae68" officeooo:paragraph-rsid="0045ae68"/>
    </style:style>
    <style:style style:name="P26" style:family="paragraph" style:parent-style-name="Standard" style:list-style-name="L2">
      <style:text-properties officeooo:rsid="0047c14c" officeooo:paragraph-rsid="0047c14c"/>
    </style:style>
    <style:style style:name="P27" style:family="paragraph" style:parent-style-name="Standard" style:list-style-name="L2">
      <style:text-properties officeooo:rsid="004b8049" officeooo:paragraph-rsid="004b8049"/>
    </style:style>
    <style:style style:name="P28" style:family="paragraph" style:parent-style-name="Standard">
      <style:text-properties officeooo:rsid="004b8049" officeooo:paragraph-rsid="004b8049"/>
    </style:style>
    <style:style style:name="P29" style:family="paragraph" style:parent-style-name="Standard" style:list-style-name="L2">
      <style:text-properties officeooo:rsid="004e8ff3" officeooo:paragraph-rsid="004e8ff3"/>
    </style:style>
    <style:style style:name="P30" style:family="paragraph" style:parent-style-name="Standard" style:list-style-name="L2">
      <style:text-properties officeooo:rsid="005031f6" officeooo:paragraph-rsid="005031f6"/>
    </style:style>
    <style:style style:name="P31" style:family="paragraph" style:parent-style-name="Standard" style:list-style-name="L2">
      <style:text-properties officeooo:rsid="005251cb" officeooo:paragraph-rsid="005251cb"/>
    </style:style>
    <style:style style:name="P32" style:family="paragraph" style:parent-style-name="Standard" style:list-style-name="L2">
      <style:text-properties officeooo:rsid="0053dc35" officeooo:paragraph-rsid="0053dc35"/>
    </style:style>
    <style:style style:name="P33" style:family="paragraph" style:parent-style-name="Standard" style:list-style-name="L2">
      <style:text-properties officeooo:rsid="0056061e" officeooo:paragraph-rsid="0056061e"/>
    </style:style>
    <style:style style:name="P34" style:family="paragraph" style:parent-style-name="Standard" style:list-style-name="L2">
      <style:text-properties officeooo:rsid="00573e8f" officeooo:paragraph-rsid="00573e8f"/>
    </style:style>
    <style:style style:name="P35" style:family="paragraph" style:parent-style-name="Standard" style:list-style-name="L2">
      <style:text-properties officeooo:rsid="00606ff8" officeooo:paragraph-rsid="00606ff8"/>
    </style:style>
    <style:style style:name="P36" style:family="paragraph" style:parent-style-name="Standard" style:list-style-name="L2">
      <style:text-properties officeooo:rsid="0063dbdc" officeooo:paragraph-rsid="0063dbdc"/>
    </style:style>
    <style:style style:name="P37" style:family="paragraph" style:parent-style-name="Standard" style:list-style-name="L2">
      <style:text-properties officeooo:rsid="0065b1a9" officeooo:paragraph-rsid="0065b1a9"/>
    </style:style>
    <style:style style:name="P38" style:family="paragraph" style:parent-style-name="Standard" style:list-style-name="L2">
      <style:text-properties officeooo:rsid="006b5927" officeooo:paragraph-rsid="006b5927"/>
    </style:style>
    <style:style style:name="T1" style:family="text">
      <style:text-properties officeooo:rsid="001c4e1f"/>
    </style:style>
    <style:style style:name="T2" style:family="text">
      <style:text-properties officeooo:rsid="00204b01"/>
    </style:style>
    <style:style style:name="T3" style:family="text">
      <style:text-properties officeooo:rsid="00211b05"/>
    </style:style>
    <style:style style:name="T4" style:family="text">
      <style:text-properties officeooo:rsid="0029b002"/>
    </style:style>
    <style:style style:name="T5" style:family="text">
      <style:text-properties officeooo:rsid="0029d282"/>
    </style:style>
    <style:style style:name="T6" style:family="text">
      <style:text-properties officeooo:rsid="003164d7"/>
    </style:style>
    <style:style style:name="T7" style:family="text">
      <style:text-properties officeooo:rsid="00377e76"/>
    </style:style>
    <style:style style:name="T8" style:family="text">
      <style:text-properties officeooo:rsid="00388778"/>
    </style:style>
    <style:style style:name="T9" style:family="text">
      <style:text-properties officeooo:rsid="003f6e0d"/>
    </style:style>
    <style:style style:name="T10" style:family="text">
      <style:text-properties officeooo:rsid="003fe2a3"/>
    </style:style>
    <style:style style:name="T11" style:family="text">
      <style:text-properties officeooo:rsid="00400f0e"/>
    </style:style>
    <style:style style:name="T12" style:family="text">
      <style:text-properties officeooo:rsid="0041077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63dbdc"/>
    </style:style>
    <style:style style:name="T15" style:family="text">
      <style:text-properties officeooo:rsid="006931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18.04.5 <text:span text:style-name="T1">LTS, amd 64 bits com GTX 1050 Ti</text:span></text:p>
      <text:p text:style-name="P2">Drivers foram instalados durante a pré-instalação do Ubuntu, acionando a opção de drivers proprietários.</text:p>
      <text:p text:style-name="P2"/>
      <text:p text:style-name="P3">Links:</text:p>
      <text:list xml:id="list735541628" text:style-name="L1">
        <text:list-item>
          <text:p text:style-name="P4"><text:a xlink:type="simple" xlink:href="https://github.com/CMU-Perceptual-Computing-Lab/openpose/blob/master/doc/installation/0_index.md" text:style-name="Internet_20_link" text:visited-style-name="Visited_20_Internet_20_Link">https://github.com/CMU-Perceptual-Computing-Lab/openpose/blob/master/doc/installation/0_index.md</text:a></text:p>
        </text:list-item>
        <text:list-item>
          <text:p text:style-name="P4"><text:a xlink:type="simple" xlink:href="https://github.com/CMU-Perceptual-Computing-Lab/openpose/blob/master/doc/installation/1_prerequisites.md" text:style-name="Internet_20_link" text:visited-style-name="Visited_20_Internet_20_Link">https://github.com/CMU-Perceptual-Computing-Lab/openpose/blob/master/doc/installation/1_prerequisites.md</text:a></text:p>
        </text:list-item>
        <text:list-item>
          <text:p text:style-name="P4"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  </text:list-item>
        <text:list-item>
          <text:p text:style-name="P4"><text:a xlink:type="simple" xlink:href="https://docs.nvidia.com/deeplearning/cudnn/archives/cudnn_751/cudnn-install/index.html" text:style-name="Internet_20_link" text:visited-style-name="Visited_20_Internet_20_Link">https://docs.nvidia.com/deeplearning/cudnn/archives/cudnn_751/cudnn-install/index.html</text:a></text:p>
        </text:list-item>
        <text:list-item>
          <text:p text:style-name="P4"><text:a xlink:type="simple" xlink:href="https://medium.com/@erica.z.zheng/installing-openpose-on-ubuntu-18-04-cuda-10-ebb371cf3442" text:style-name="Internet_20_link" text:visited-style-name="Visited_20_Internet_20_Link">https://medium.com/@erica.z.zheng/installing-openpose-on-ubuntu-18-04-cuda-10-ebb371cf3442</text:a></text:p>
          <text:p text:style-name="P4"/>
        </text:list-item>
      </text:list>
      <text:p text:style-name="P1"/>
      <text:list xml:id="list3497136743" text:style-name="L2">
        <text:list-item>
          <text:p text:style-name="P5">conda deactivate</text:p>
        </text:list-item>
        <text:list-item>
          <text:p text:style-name="P5">sudo apt install libssl-dev</text:p>
        </text:list-item>
        <text:list-item>
          <text:p text:style-name="P5">sudo apt-get install qtbase5-dev</text:p>
        </text:list-item>
        <text:list-item>
          <text:p text:style-name="P5"><text:span text:style-name="T3">Baixe</text:span> a última versão de CMake Unix/Linux Source (has \n line feeds) de <text:a xlink:type="simple" xlink:href="https://cmake.org/download/" text:style-name="Internet_20_link" text:visited-style-name="Visited_20_Internet_20_Link">https://cmake.org/download/</text:a>, <text:span text:style-name="T2">chamado</text:span> cmake-X.X.X.tar.gz.</text:p>
        </text:list-item>
        <text:list-item>
          <text:p text:style-name="P6">Descompacte e abra o terminal dentro da pasta.</text:p>
        </text:list-item>
        <text:list-item>
          <text:p text:style-name="P6">./configure --qt-gui</text:p>
        </text:list-item>
        <text:list-item>
          <text:p text:style-name="P6">./bootstrap &amp;&amp; make -j`nproc` &amp;&amp; sudo make install -j`nproc`</text:p>
          <text:p text:style-name="P6"/>
          <text:p text:style-name="P7">Instalando <text:span text:style-name="T4">CUDA</text:span> 10.1 <text:span text:style-name="T5">u</text:span>pdate 2</text:p>
        </text:list-item>
        <text:list-item>
          <text:p text:style-name="P8">cd ~/</text:p>
        </text:list-item>
        <text:list-item>
          <text:p text:style-name="P6">sudo apt-get install linux-headers-$(uname -r)</text:p>
        </text:list-item>
        <text:list-item>
          <text:p text:style-name="P6">wget <text:a xlink:type="simple" xlink:href="https://developer.download.nvidia.com/compute/cuda/10.1/Prod/local_installers/cuda_10.1.243_418.87.00_linux.run" text:style-name="Internet_20_link" text:visited-style-name="Visited_20_Internet_20_Link">https://developer.download.nvidia.com/compute/cuda/10.1/Prod/local_installers/cuda_10.1.243_418.87.00_linux.run</text:a></text:p>
        </text:list-item>
        <text:list-item>
          <text:p text:style-name="P6">sudo sh cuda_10.1.243_418.87.00_linux.run</text:p>
        </text:list-item>
        <text:list-item>
          <text:p text:style-name="P9">Continue</text:p>
        </text:list-item>
        <text:list-item>
          <text:p text:style-name="P9">accept</text:p>
        </text:list-item>
        <text:list-item>
          <text:p text:style-name="P10">Desmarque o campo Driver com o subcampo 418.87.00</text:p>
        </text:list-item>
        <text:list-item>
          <text:p text:style-name="P10">Install</text:p>
        </text:list-item>
        <text:list-item>
          <text:p text:style-name="P11">nano ~/.profile</text:p>
        </text:list-item>
        <text:list-item>
          <text:p text:style-name="P12">No final do arquivo, coloque um Enter e “export PATH=/usr/local/cuda-10.1/bin:/usr/local/cuda-10.1/nsight-compute-2019.4.0${PATH:+:${PATH}}” <text:span text:style-name="T7">sem aspas</text:span>.</text:p>
        </text:list-item>
        <text:list-item>
          <text:p text:style-name="P13">Mais <text:span text:style-name="T6">um</text:span> Enter e “export LD_LIBRARY_PATH=${LD_LIBRARY_PATH}:/usr/local/cuda-10.1/lib64” <text:span text:style-name="T7">sem aspas</text:span>.</text:p>
        </text:list-item>
        <text:list-item>
          <text:p text:style-name="P14">Ctrl + o</text:p>
        </text:list-item>
        <text:list-item>
          <text:p text:style-name="P15">Enter</text:p>
        </text:list-item>
        <text:list-item>
          <text:p text:style-name="P15">Ctrl + x</text:p>
        </text:list-item>
        <text:list-item>
          <text:p text:style-name="P16">Fecha tudo e reinicia.</text:p>
        </text:list-item>
        <text:list-item>
          <text:p text:style-name="P17"><text:span text:style-name="T7">Digite ‘</text:span>nvcc -V’ <text:span text:style-name="T8">no terminal,</text:span> <text:span text:style-name="T8">sem aspas.</text:span> <text:span text:style-name="T8">D</text:span>eve aparecer a versão CUDA 10.1.</text:p>
        </text:list-item>
        <text:list-item>
          <text:p text:style-name="P17">sudo apt-get install g++ freeglut3-dev build-essential libx11-dev libxmu-dev libxi-dev libglu1-mesa libglu1-mesa-dev</text:p>
        </text:list-item>
        <text:list-item>
          <text:p text:style-name="P18">cd NVIDIA_CUDA-10.1_Samples/</text:p>
        </text:list-item>
        <text:list-item>
          <text:p text:style-name="P19">make</text:p>
        </text:list-item>
        <text:list-item>
          <text:p text:style-name="P19">cd 1_Utilities/deviceQuery</text:p>
        </text:list-item>
        <text:list-item>
          <text:p text:style-name="P19">./<text:span text:style-name="T9">deviceQuery</text:span></text:p>
        </text:list-item>
        <text:list-item>
          <text:p text:style-name="P20">Última linha deve ser Result = PASS</text:p>
        </text:list-item>
        <text:list-item>
          <text:p text:style-name="P20"><text:soft-page-break/><text:s/>cd ../bandwidthTest/</text:p>
        </text:list-item>
        <text:list-item>
          <text:p text:style-name="P20">./<text:span text:style-name="T11">bandwidthTest</text:span></text:p>
        </text:list-item>
        <text:list-item>
          <text:p text:style-name="P21"><text:span text:style-name="T12">Em uma d</text:span>as últimas linhas deve conter <text:span text:style-name="T10">Result = PASS</text:span></text:p>
          <text:p text:style-name="P21"/>
          <text:p text:style-name="P23"><text:span text:style-name="T13">Instalando cuDNN 7.5.1 (Requer conta da NVIDIA)</text:span></text:p>
        </text:list-item>
        <text:list-item>
          <text:p text:style-name="P24">Baixar os seguintes arquivos</text:p>
        </text:list-item>
        <text:list-item>
          <text:p text:style-name="P22"><text:a xlink:type="simple" xlink:href="https://developer.nvidia.com/compute/machine-learning/cudnn/secure/v7.5.1/prod/10.1_20190418/Ubuntu18_04-x64/libcudnn7_7.5.1.10-1%2Bcuda10.1_amd64.deb" text:style-name="Internet_20_link" text:visited-style-name="Visited_20_Internet_20_Link">https://developer.nvidia.com/compute/machine-learning/cudnn/secure/v7.5.1/prod/10.1_20190418/Ubuntu18_04-x64/libcudnn7_7.5.1.10-1%2Bcuda10.1_amd64.deb</text:a></text:p>
        </text:list-item>
        <text:list-item>
          <text:p text:style-name="P22"><text:a xlink:type="simple" xlink:href="https://developer.nvidia.com/compute/machine-learning/cudnn/secure/v7.5.1/prod/10.1_20190418/Ubuntu18_04-x64/libcudnn7-dev_7.5.1.10-1%2Bcuda10.1_amd64.deb" text:style-name="Internet_20_link" text:visited-style-name="Visited_20_Internet_20_Link">https://developer.nvidia.com/compute/machine-learning/cudnn/secure/v7.5.1/prod/10.1_20190418/Ubuntu18_04-x64/libcudnn7-dev_7.5.1.10-1%2Bcuda10.1_amd64.deb</text:a></text:p>
        </text:list-item>
        <text:list-item>
          <text:p text:style-name="P22"><text:a xlink:type="simple" xlink:href="https://developer.nvidia.com/compute/machine-learning/cudnn/secure/v7.5.1/prod/10.1_20190418/Ubuntu18_04-x64/libcudnn7-doc_7.5.1.10-1%2Bcuda10.1_amd64.deb" text:style-name="Internet_20_link" text:visited-style-name="Visited_20_Internet_20_Link">https://developer.nvidia.com/compute/machine-learning/cudnn/secure/v7.5.1/prod/10.1_20190418/Ubuntu18_04-x64/libcudnn7-doc_7.5.1.10-1%2Bcuda10.1_amd64.deb</text:a></text:p>
        </text:list-item>
        <text:list-item>
          <text:p text:style-name="P25">Abra o terminal no local que foram baixados.</text:p>
        </text:list-item>
        <text:list-item>
          <text:p text:style-name="P25">sudo dpkg -i libcudnn7_7.5.1.10-1+cuda10.1_amd64.deb</text:p>
        </text:list-item>
        <text:list-item>
          <text:p text:style-name="P25">sudo dpkg -i libcudnn7-dev_7.5.1.10-1+cuda10.1_amd64.deb</text:p>
        </text:list-item>
        <text:list-item>
          <text:p text:style-name="P25">sudo dpkg -i libcudnn7-doc_7.5.1.10-1+cuda10.1_amd64.deb</text:p>
        </text:list-item>
        <text:list-item>
          <text:p text:style-name="P26">cp -r /usr/src/cudnn_samples_v7/ $HOME</text:p>
        </text:list-item>
        <text:list-item>
          <text:p text:style-name="P26">cd $HOME/cudnn_samples_v7/mnistCUDNN</text:p>
        </text:list-item>
        <text:list-item>
          <text:p text:style-name="P26">make clean &amp;&amp; make</text:p>
        </text:list-item>
        <text:list-item>
          <text:p text:style-name="P26">./mnistCUDNN</text:p>
        </text:list-item>
        <text:list-item>
          <text:p text:style-name="P27">Última linha deve ser Test passed!</text:p>
        </text:list-item>
      </text:list>
      <text:p text:style-name="P28"/>
      <text:list xml:id="list161843059417544" text:continue-numbering="true" text:style-name="L2">
        <text:list-item>
          <text:p text:style-name="P29">cd ~/</text:p>
        </text:list-item>
        <text:list-item>
          <text:p text:style-name="P29">sudo apt-get install libopencv-dev</text:p>
        </text:list-item>
        <text:list-item>
          <text:p text:style-name="P30">sudo apt install git</text:p>
        </text:list-item>
        <text:list-item>
          <text:p text:style-name="P30">git clone <text:a xlink:type="simple" xlink:href="https://github.com/CMU-Perceptual-Computing-Lab/openpose" text:style-name="Internet_20_link" text:visited-style-name="Visited_20_Internet_20_Link">https://github.com/CMU-Perceptual-Computing-Lab/openpose</text:a></text:p>
        </text:list-item>
        <text:list-item>
          <text:p text:style-name="P30">cd openpose/</text:p>
        </text:list-item>
        <text:list-item>
          <text:p text:style-name="P30">git submodule update --init --recursive --remote</text:p>
        </text:list-item>
        <text:list-item>
          <text:p text:style-name="P30">sudo bash ./scripts/ubuntu/install_deps.sh</text:p>
        </text:list-item>
        <text:list-item>
          <text:p text:style-name="P31">cd ~/</text:p>
        </text:list-item>
        <text:list-item>
          <text:p text:style-name="P32">sudo apt install caffe-cuda</text:p>
        </text:list-item>
        <text:list-item>
          <text:p text:style-name="P32">sudo apt-get install python3-dev</text:p>
        </text:list-item>
        <text:list-item>
          <text:p text:style-name="P32">sudo pip3 install numpy opencv-python</text:p>
        </text:list-item>
        <text:list-item>
          <text:p text:style-name="P32">sudo apt-get install python-dev</text:p>
        </text:list-item>
        <text:list-item>
          <text:p text:style-name="P32">sudo pip install numpy opencv-python</text:p>
          <text:p text:style-name="P32"/>
        </text:list-item>
        <text:list-item>
          <text:p text:style-name="P33">cd openpose/</text:p>
        </text:list-item>
        <text:list-item>
          <text:p text:style-name="P34">mkdir build/</text:p>
        </text:list-item>
        <text:list-item>
          <text:p text:style-name="P35">cd build/</text:p>
        </text:list-item>
        <text:list-item>
          <text:p text:style-name="P35">cmake-gui ..</text:p>
        </text:list-item>
        <text:list-item>
          <text:p text:style-name="P36">Configure</text:p>
        </text:list-item>
        <text:list-item>
          <text:p text:style-name="P36"><text:span text:style-name="T15">Deixe</text:span> Unix Makefiles no gerador e mantenha ‘Use default native compilers’</text:p>
        </text:list-item>
        <text:list-item>
          <text:p text:style-name="P36">Finish</text:p>
        </text:list-item>
        <text:list-item>
          <text:p text:style-name="P37">Marque a caixa em BUILD_PYTHON e clique em Configure novamente.</text:p>
        </text:list-item>
        <text:list-item>
          <text:p text:style-name="P37">Generate</text:p>
        </text:list-item>
        <text:list-item>
          <text:p text:style-name="P37">make -j`nproc`</text:p>
        </text:list-item>
        <text:list-item>
          <text:p text:style-name="P38">cd ..</text:p>
        </text:list-item>
        <text:list-item>
          <text:p text:style-name="P38">./build/examples/openpose/openpose.bin --video examples/media/video.avi</text:p>
        </text:list-item>
        <text:list-item>
          <text:p text:style-name="P38">./build/examples/openpose/openpose.bin --image_dir examples/media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5:08:33.865641323</meta:creation-date>
    <dc:date>2021-03-02T16:18:42.767335291</dc:date>
    <meta:editing-duration>PT6H48M5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2" meta:paragraph-count="82" meta:word-count="410" meta:character-count="3771" meta:non-whitespace-character-count="3524"/>
  </office:meta>
</office:document-meta>
</file>